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0pt" fo:language="en" fo:country="US" officeooo:rsid="001cff47" officeooo:paragraph-rsid="002edb1a" style:font-size-asian="10pt" style:font-size-complex="10pt"/>
    </style:style>
    <style:style style:name="P3" style:family="paragraph" style:parent-style-name="Standard">
      <style:text-properties fo:font-size="10pt" fo:language="en" fo:country="US" officeooo:rsid="001d126c" officeooo:paragraph-rsid="0034d44a" style:font-size-asian="10pt" style:font-size-complex="10pt"/>
    </style:style>
    <style:style style:name="P4" style:family="paragraph" style:parent-style-name="Standard">
      <style:text-properties fo:font-size="10pt" fo:language="en" fo:country="US" officeooo:rsid="0024928f" officeooo:paragraph-rsid="0024928f" style:font-size-asian="10pt" style:font-size-complex="10pt"/>
    </style:style>
    <style:style style:name="P5" style:family="paragraph" style:parent-style-name="Standard">
      <style:text-properties fo:font-size="10pt" officeooo:rsid="001cff47" officeooo:paragraph-rsid="001cff47" style:font-size-asian="10pt" style:font-size-complex="10pt"/>
    </style:style>
    <style:style style:name="P6" style:family="paragraph" style:parent-style-name="Standard">
      <style:text-properties fo:font-size="10pt" officeooo:rsid="001cff47" officeooo:paragraph-rsid="001f98c1" style:font-size-asian="10pt" style:font-size-complex="10pt"/>
    </style:style>
    <style:style style:name="P7" style:family="paragraph" style:parent-style-name="Standard">
      <style:text-properties fo:font-size="10pt" officeooo:rsid="001cff47" officeooo:paragraph-rsid="0020e1a4" style:font-size-asian="10pt" style:font-size-complex="10pt"/>
    </style:style>
    <style:style style:name="P8" style:family="paragraph" style:parent-style-name="Standard">
      <style:text-properties fo:font-size="10pt" officeooo:rsid="001cff47" officeooo:paragraph-rsid="0023ca5c" style:font-size-asian="10pt" style:font-size-complex="10pt"/>
    </style:style>
    <style:style style:name="P9" style:family="paragraph" style:parent-style-name="Standard">
      <style:text-properties fo:font-size="10pt" officeooo:rsid="001cff47" officeooo:paragraph-rsid="002edb1a" style:font-size-asian="10pt" style:font-size-complex="10pt"/>
    </style:style>
    <style:style style:name="P10" style:family="paragraph" style:parent-style-name="Standard">
      <style:text-properties fo:font-size="10pt" officeooo:rsid="001cff47" officeooo:paragraph-rsid="0034d44a" style:font-size-asian="10pt" style:font-size-complex="10pt"/>
    </style:style>
    <style:style style:name="P11" style:family="paragraph" style:parent-style-name="Standard">
      <style:text-properties fo:font-size="10pt" officeooo:rsid="001d126c" officeooo:paragraph-rsid="001f98c1" style:font-size-asian="10pt" style:font-size-complex="10pt"/>
    </style:style>
    <style:style style:name="P12" style:family="paragraph" style:parent-style-name="Standard">
      <style:text-properties fo:font-size="10pt" officeooo:rsid="001d126c" officeooo:paragraph-rsid="0020e1a4" style:font-size-asian="10pt" style:font-size-complex="10pt"/>
    </style:style>
    <style:style style:name="P13" style:family="paragraph" style:parent-style-name="Standard">
      <style:text-properties fo:font-size="10pt" officeooo:rsid="001d126c" officeooo:paragraph-rsid="002edb1a" style:font-size-asian="10pt" style:font-size-complex="10pt"/>
    </style:style>
    <style:style style:name="P14" style:family="paragraph" style:parent-style-name="Standard">
      <style:text-properties fo:font-size="10pt" officeooo:rsid="001d126c" officeooo:paragraph-rsid="0034d44a" style:font-size-asian="10pt" style:font-size-complex="10pt"/>
    </style:style>
    <style:style style:name="P15" style:family="paragraph" style:parent-style-name="Standard">
      <style:text-properties fo:font-size="10pt" officeooo:rsid="001d126c" officeooo:paragraph-rsid="003bb963" style:font-size-asian="10pt" style:font-size-complex="10pt"/>
    </style:style>
    <style:style style:name="P16" style:family="paragraph" style:parent-style-name="Standard">
      <style:text-properties fo:font-size="10pt" officeooo:rsid="0030bf50" officeooo:paragraph-rsid="0039fb3b" style:font-size-asian="10pt" style:font-size-complex="10pt"/>
    </style:style>
    <style:style style:name="P17" style:family="paragraph" style:parent-style-name="Standard">
      <style:text-properties fo:font-size="10pt" fo:font-style="italic" officeooo:rsid="003556c8" officeooo:paragraph-rsid="003556c8" style:font-size-asian="10pt" style:font-style-asian="italic" style:font-size-complex="10pt" style:font-style-complex="italic"/>
    </style:style>
    <style:style style:name="P18" style:family="paragraph" style:parent-style-name="Standard">
      <style:text-properties officeooo:rsid="000cb6b8" officeooo:paragraph-rsid="000cb6b8"/>
    </style:style>
    <style:style style:name="P19" style:family="paragraph" style:parent-style-name="Standard">
      <style:text-properties officeooo:rsid="000cb6b8" officeooo:paragraph-rsid="001cff47"/>
    </style:style>
    <style:style style:name="P20" style:family="paragraph" style:parent-style-name="Standard">
      <style:text-properties officeooo:rsid="00110b24" officeooo:paragraph-rsid="00110b24"/>
    </style:style>
    <style:style style:name="P21" style:family="paragraph" style:parent-style-name="Standard">
      <style:text-properties officeooo:rsid="0012b148" officeooo:paragraph-rsid="0012b148"/>
    </style:style>
    <style:style style:name="P22" style:family="paragraph" style:parent-style-name="Standard">
      <style:text-properties officeooo:rsid="00100cff" officeooo:paragraph-rsid="00100cff"/>
    </style:style>
    <style:style style:name="P23" style:family="paragraph" style:parent-style-name="Standard">
      <style:text-properties officeooo:rsid="001cff47" officeooo:paragraph-rsid="001cff47"/>
    </style:style>
    <style:style style:name="P24" style:family="paragraph" style:parent-style-name="Standard">
      <style:text-properties officeooo:rsid="001cff47" officeooo:paragraph-rsid="001f98c1"/>
    </style:style>
    <style:style style:name="P25" style:family="paragraph" style:parent-style-name="Standard">
      <style:text-properties officeooo:rsid="001d126c" officeooo:paragraph-rsid="001d126c"/>
    </style:style>
    <style:style style:name="P26" style:family="paragraph" style:parent-style-name="Standard">
      <style:text-properties officeooo:rsid="001d126c" officeooo:paragraph-rsid="001f98c1"/>
    </style:style>
    <style:style style:name="P27" style:family="paragraph" style:parent-style-name="Standard">
      <style:text-properties officeooo:rsid="001d126c" officeooo:paragraph-rsid="0020e1a4"/>
    </style:style>
    <style:style style:name="P28" style:family="paragraph" style:parent-style-name="Standard">
      <style:text-properties officeooo:rsid="001d126c" officeooo:paragraph-rsid="0023ca5c"/>
    </style:style>
    <style:style style:name="P29" style:family="paragraph" style:parent-style-name="Standard">
      <style:text-properties officeooo:rsid="000e33b6" officeooo:paragraph-rsid="000e33b6"/>
    </style:style>
    <style:style style:name="P30" style:family="paragraph" style:parent-style-name="Standard">
      <style:text-properties fo:language="en" fo:country="US" officeooo:rsid="001d126c" officeooo:paragraph-rsid="0020e1a4"/>
    </style:style>
    <style:style style:name="P31" style:family="paragraph" style:parent-style-name="Standard">
      <style:text-properties fo:language="en" fo:country="US" officeooo:rsid="001d126c" officeooo:paragraph-rsid="002edb1a"/>
    </style:style>
    <style:style style:name="P32" style:family="paragraph" style:parent-style-name="Standard">
      <style:text-properties fo:language="en" fo:country="US" officeooo:rsid="001d126c" officeooo:paragraph-rsid="0023ca5c"/>
    </style:style>
    <style:style style:name="P33" style:family="paragraph" style:parent-style-name="Standard">
      <style:text-properties fo:language="en" fo:country="US" officeooo:rsid="001d126c" officeooo:paragraph-rsid="002d849f"/>
    </style:style>
    <style:style style:name="P34" style:family="paragraph" style:parent-style-name="Standard">
      <style:text-properties fo:language="en" fo:country="US" officeooo:rsid="0037c097" officeooo:paragraph-rsid="003bb963"/>
    </style:style>
    <style:style style:name="P35" style:family="paragraph" style:parent-style-name="Standard">
      <style:text-properties officeooo:rsid="002d849f" officeooo:paragraph-rsid="002d849f"/>
    </style:style>
    <style:style style:name="P36" style:family="paragraph" style:parent-style-name="Standard">
      <style:text-properties officeooo:rsid="002d849f" officeooo:paragraph-rsid="0034d44a"/>
    </style:style>
    <style:style style:name="P37" style:family="paragraph" style:parent-style-name="Standard">
      <style:text-properties officeooo:rsid="0032ffb1" officeooo:paragraph-rsid="0032ffb1"/>
    </style:style>
    <style:style style:name="P38" style:family="paragraph" style:parent-style-name="Standard">
      <style:text-properties officeooo:rsid="003556c8" officeooo:paragraph-rsid="003556c8"/>
    </style:style>
    <style:style style:name="P39" style:family="paragraph" style:parent-style-name="Standard">
      <style:text-properties fo:color="#ff3333" fo:font-size="10pt" fo:language="en" fo:country="US" fo:font-style="italic" style:text-underline-style="solid" style:text-underline-width="auto" style:text-underline-color="font-color" officeooo:rsid="0030bf50" officeooo:paragraph-rsid="0020e1a4" style:font-size-asian="10pt" style:font-style-asian="italic" style:font-size-complex="10pt" style:font-style-complex="italic"/>
    </style:style>
    <style:style style:name="P40" style:family="paragraph" style:parent-style-name="Standard">
      <style:text-properties fo:color="#ff3333" fo:font-size="10pt" fo:language="en" fo:country="US" fo:font-style="italic" style:text-underline-style="solid" style:text-underline-width="auto" style:text-underline-color="font-color" officeooo:rsid="0030bf50" officeooo:paragraph-rsid="0039fb3b" style:font-size-asian="10pt" style:font-style-asian="italic" style:font-size-complex="10pt" style:font-style-complex="italic"/>
    </style:style>
    <style:style style:name="P41" style:family="paragraph" style:parent-style-name="Standard">
      <style:paragraph-properties fo:padding="0.0193in" fo:border="0.06pt solid #000000" style:shadow="none"/>
      <style:text-properties style:font-name="Courier New" fo:font-size="9pt" officeooo:rsid="00175292" officeooo:paragraph-rsid="00175292" style:font-size-asian="9pt" style:font-size-complex="9pt"/>
    </style:style>
    <style:style style:name="P42" style:family="paragraph" style:parent-style-name="Standard">
      <style:paragraph-properties fo:padding="0.0193in" fo:border="0.06pt solid #000000" style:shadow="none"/>
      <style:text-properties style:font-name="Courier New" fo:font-size="9pt" officeooo:rsid="00175292" officeooo:paragraph-rsid="002b6bf1" style:font-size-asian="9pt" style:font-size-complex="9pt"/>
    </style:style>
    <style:style style:name="P43" style:family="paragraph" style:parent-style-name="Standard">
      <style:paragraph-properties fo:padding="0.0193in" fo:border="0.06pt solid #000000" style:shadow="none"/>
      <style:text-properties style:font-name="Courier New" fo:font-size="9pt" officeooo:rsid="000cb6b8" officeooo:paragraph-rsid="001cff47" style:font-size-asian="9pt" style:font-size-complex="9pt"/>
    </style:style>
    <style:style style:name="P44" style:family="paragraph" style:parent-style-name="Standard">
      <style:paragraph-properties fo:padding="0.0193in" fo:border="0.06pt solid #000000" style:shadow="none"/>
      <style:text-properties style:font-name="Courier New" fo:font-size="9pt" officeooo:rsid="002c0b9b" officeooo:paragraph-rsid="002c0b9b" style:font-size-asian="9pt" style:font-size-complex="9pt"/>
    </style:style>
    <style:style style:name="P45" style:family="paragraph" style:parent-style-name="Standard">
      <style:paragraph-properties fo:padding="0.0193in" fo:border="0.06pt solid #000000" style:shadow="none"/>
      <style:text-properties style:font-name="Courier New" fo:font-size="9pt" officeooo:rsid="0039fb3b" officeooo:paragraph-rsid="0039fb3b" style:font-size-asian="9pt" style:font-size-complex="9pt"/>
    </style:style>
    <style:style style:name="P46" style:family="paragraph" style:parent-style-name="Standard">
      <style:paragraph-properties fo:padding="0.0193in" fo:border="0.06pt solid #000000" style:shadow="none"/>
      <style:text-properties style:font-name="Courier New" fo:font-size="8pt" officeooo:rsid="0012b148" officeooo:paragraph-rsid="0012b148" style:font-size-asian="8pt" style:font-size-complex="8pt"/>
    </style:style>
    <style:style style:name="P47" style:family="paragraph" style:parent-style-name="Standard">
      <style:paragraph-properties fo:padding="0.0193in" fo:border="0.06pt solid #000000" style:shadow="none"/>
      <style:text-properties style:font-name="Courier New" fo:font-size="8pt" officeooo:rsid="0011200c" officeooo:paragraph-rsid="0011200c" style:font-size-asian="8pt" style:font-size-complex="8pt"/>
    </style:style>
    <style:style style:name="P48" style:family="paragraph" style:parent-style-name="Standard">
      <style:paragraph-properties fo:padding="0.0193in" fo:border="0.06pt solid #000000" style:shadow="none"/>
      <style:text-properties style:font-name="Courier New" fo:font-size="8pt" officeooo:rsid="00110b24" officeooo:paragraph-rsid="00110b24" style:font-size-asian="8pt" style:font-size-complex="8pt"/>
    </style:style>
    <style:style style:name="P49" style:family="paragraph" style:parent-style-name="Title">
      <style:text-properties fo:font-size="13pt" style:font-size-asian="13pt" style:font-size-complex="13pt"/>
    </style:style>
    <style:style style:name="P50" style:family="paragraph" style:parent-style-name="Text_20_body">
      <style:text-properties officeooo:paragraph-rsid="001cff47"/>
    </style:style>
    <style:style style:name="P51" style:family="paragraph" style:parent-style-name="Standard" style:master-page-name="">
      <style:paragraph-properties fo:margin-left="0.9055in" fo:margin-right="0in" fo:text-align="start" style:justify-single-word="false" fo:text-indent="0in" style:auto-text-indent="false" style:page-number="auto"/>
      <style:text-properties officeooo:rsid="001d126c" officeooo:paragraph-rsid="001d126c"/>
    </style:style>
    <style:style style:name="P52" style:family="paragraph" style:parent-style-name="Standard">
      <style:paragraph-properties fo:margin-left="0.9055in" fo:margin-right="0in" fo:text-align="start" style:justify-single-word="false" fo:text-indent="0in" style:auto-text-indent="false"/>
      <style:text-properties officeooo:rsid="001d126c" officeooo:paragraph-rsid="001d126c"/>
    </style:style>
    <style:style style:name="P53" style:family="paragraph" style:parent-style-name="Standard">
      <style:paragraph-properties fo:margin-left="0.9055in" fo:margin-right="0in" fo:text-align="start" style:justify-single-word="false" fo:text-indent="0in" style:auto-text-indent="false"/>
      <style:text-properties fo:font-size="10pt" officeooo:rsid="001cff47" officeooo:paragraph-rsid="001d126c" style:font-size-asian="10pt" style:font-size-complex="10pt"/>
    </style:style>
    <style:style style:name="P54" style:family="paragraph" style:parent-style-name="Standard">
      <style:paragraph-properties fo:margin-left="0.9055in" fo:margin-right="0in" fo:text-align="start" style:justify-single-word="false" fo:text-indent="0in" style:auto-text-indent="false"/>
      <style:text-properties fo:font-size="10pt" officeooo:rsid="001cff47" officeooo:paragraph-rsid="003bb963" style:font-size-asian="10pt" style:font-size-complex="10pt"/>
    </style:style>
    <style:style style:name="P55" style:family="paragraph" style:parent-style-name="Standard">
      <style:paragraph-properties fo:margin-left="0.9055in" fo:margin-right="0in" fo:text-align="start" style:justify-single-word="false" fo:text-indent="0in" style:auto-text-indent="false"/>
      <style:text-properties fo:font-size="10pt" officeooo:rsid="001d126c" officeooo:paragraph-rsid="001d126c" style:font-size-asian="10pt" style:font-size-complex="10pt"/>
    </style:style>
    <style:style style:name="P56" style:family="paragraph" style:parent-style-name="Standard">
      <style:paragraph-properties fo:margin-left="0.9055in" fo:margin-right="0in" fo:text-align="start" style:justify-single-word="false" fo:text-indent="0in" style:auto-text-indent="false"/>
      <style:text-properties fo:font-size="10pt" fo:language="en" fo:country="US" officeooo:rsid="001d126c" officeooo:paragraph-rsid="003bb963" style:font-size-asian="10pt" style:font-size-complex="10pt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officeooo:rsid="001cff47" officeooo:paragraph-rsid="003bb963" style:font-size-asian="10pt" style:font-size-complex="10pt"/>
    </style:style>
    <style:style style:name="P58" style:family="paragraph" style:parent-style-name="Standard" style:master-page-name="">
      <style:paragraph-properties fo:margin-left="1.378in" fo:margin-right="0in" fo:text-align="start" style:justify-single-word="false" fo:text-indent="0in" style:auto-text-indent="false" style:page-number="auto"/>
      <style:text-properties fo:font-size="12pt" officeooo:rsid="001cff47" officeooo:paragraph-rsid="003bb963" style:font-size-asian="12pt" style:font-size-complex="12pt"/>
    </style:style>
    <style:style style:name="P59" style:family="paragraph" style:parent-style-name="Standard" style:list-style-name="L1">
      <style:text-properties officeooo:rsid="0011200c" officeooo:paragraph-rsid="0011200c"/>
    </style:style>
    <style:style style:name="P60" style:family="paragraph" style:parent-style-name="Standard" style:list-style-name="L1">
      <style:text-properties officeooo:rsid="000cb6b8" officeooo:paragraph-rsid="000f7f5e"/>
    </style:style>
    <style:style style:name="P61" style:family="paragraph" style:parent-style-name="Standard">
      <style:text-properties officeooo:rsid="000cb6b8" officeooo:paragraph-rsid="000cb6b8"/>
    </style:style>
    <style:style style:name="P62" style:family="paragraph" style:parent-style-name="Standard" style:list-style-name="L2">
      <style:text-properties fo:font-style="italic" fo:font-weight="bold" officeooo:rsid="00100cff" officeooo:paragraph-rsid="00100cff" style:font-style-asian="italic" style:font-weight-asian="bold" style:font-style-complex="italic" style:font-weight-complex="bold"/>
    </style:style>
    <style:style style:name="P63" style:family="paragraph" style:parent-style-name="Standard" style:list-style-name="L3">
      <style:text-properties fo:font-style="italic" fo:font-weight="bold" officeooo:rsid="00100cff" officeooo:paragraph-rsid="00100cff" style:font-style-asian="italic" style:font-weight-asian="bold" style:font-style-complex="italic" style:font-weight-complex="bold"/>
    </style:style>
    <style:style style:name="P64" style:family="paragraph" style:parent-style-name="Standard" style:list-style-name="L4">
      <style:text-properties officeooo:rsid="00110b24" officeooo:paragraph-rsid="00110b24"/>
    </style:style>
    <style:style style:name="P65" style:family="paragraph" style:parent-style-name="Standard" style:list-style-name="L5">
      <style:text-properties officeooo:rsid="00110b24" officeooo:paragraph-rsid="00110b24"/>
    </style:style>
    <style:style style:name="P66" style:family="paragraph" style:parent-style-name="Standard" style:list-style-name="L4">
      <style:text-properties fo:color="#ff3333" fo:font-size="10pt" fo:language="en" fo:country="US" fo:font-style="italic" style:text-underline-style="solid" style:text-underline-width="auto" style:text-underline-color="font-color" officeooo:rsid="0030bf50" officeooo:paragraph-rsid="0039fb3b" style:font-size-asian="10pt" style:font-style-asian="italic" style:font-size-complex="10pt" style:font-style-complex="italic"/>
    </style:style>
    <style:style style:name="P67" style:family="paragraph" style:parent-style-name="Standard" style:list-style-name="L6">
      <style:text-properties officeooo:rsid="0012b148" officeooo:paragraph-rsid="0012b148"/>
    </style:style>
    <style:style style:name="P68" style:family="paragraph" style:parent-style-name="Standard" style:list-style-name="L7">
      <style:text-properties officeooo:rsid="0012b148" officeooo:paragraph-rsid="0012b148"/>
    </style:style>
    <style:style style:name="P69" style:family="paragraph" style:parent-style-name="Standard" style:list-style-name="L8">
      <style:text-properties officeooo:rsid="002d849f" officeooo:paragraph-rsid="002d849f"/>
    </style:style>
    <style:style style:name="P70" style:family="paragraph" style:parent-style-name="Text_20_body">
      <style:text-properties fo:font-weight="bold" officeooo:rsid="0011200c" officeooo:paragraph-rsid="001cff47" style:font-weight-asian="bold" style:font-weight-complex="bold"/>
    </style:style>
    <style:style style:name="P71" style:family="paragraph" style:parent-style-name="Heading_20_3">
      <style:text-properties fo:font-weight="bold" officeooo:rsid="0011200c" style:font-weight-asian="bold" style:font-weight-complex="bold"/>
    </style:style>
    <style:style style:name="P72" style:family="paragraph" style:parent-style-name="Heading_20_3">
      <style:text-properties fo:font-weight="bold" officeooo:rsid="0011200c" officeooo:paragraph-rsid="001cff4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200c" style:font-weight-asian="bold" style:font-weight-complex="bold"/>
    </style:style>
    <style:style style:name="T3" style:family="text">
      <style:text-properties fo:font-weight="bold" officeooo:rsid="0012b148" style:font-weight-asian="bold" style:font-weight-complex="bold"/>
    </style:style>
    <style:style style:name="T4" style:family="text">
      <style:text-properties officeooo:rsid="0011200c"/>
    </style:style>
    <style:style style:name="T5" style:family="text">
      <style:text-properties officeooo:rsid="0012b148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d126c"/>
    </style:style>
    <style:style style:name="T8" style:family="text">
      <style:text-properties fo:language="en" fo:country="US" officeooo:rsid="001f98c1"/>
    </style:style>
    <style:style style:name="T9" style:family="text">
      <style:text-properties fo:language="en" fo:country="US" officeooo:rsid="0020e1a4"/>
    </style:style>
    <style:style style:name="T10" style:family="text">
      <style:text-properties fo:language="en" fo:country="US" officeooo:rsid="0023ca5c"/>
    </style:style>
    <style:style style:name="T11" style:family="text">
      <style:text-properties fo:language="en" fo:country="US" officeooo:rsid="0024928f"/>
    </style:style>
    <style:style style:name="T12" style:family="text">
      <style:text-properties fo:language="en" fo:country="US" officeooo:rsid="0024cd52"/>
    </style:style>
    <style:style style:name="T13" style:family="text">
      <style:text-properties fo:language="en" fo:country="US" officeooo:rsid="002c59c6"/>
    </style:style>
    <style:style style:name="T14" style:family="text">
      <style:text-properties fo:language="en" fo:country="US" officeooo:rsid="002edb1a"/>
    </style:style>
    <style:style style:name="T15" style:family="text">
      <style:text-properties fo:language="en" fo:country="US" fo:font-style="italic" officeooo:rsid="002edb1a" style:font-style-asian="italic" style:font-style-complex="italic"/>
    </style:style>
    <style:style style:name="T16" style:family="text">
      <style:text-properties fo:language="en" fo:country="US" officeooo:rsid="0034d44a"/>
    </style:style>
    <style:style style:name="T17" style:family="text">
      <style:text-properties fo:language="en" fo:country="US" officeooo:rsid="001cff47"/>
    </style:style>
    <style:style style:name="T18" style:family="text">
      <style:text-properties fo:language="en" fo:country="US" officeooo:rsid="003bb963"/>
    </style:style>
    <style:style style:name="T19" style:family="text">
      <style:text-properties fo:language="en" fo:country="US" officeooo:rsid="003da210"/>
    </style:style>
    <style:style style:name="T20" style:family="text">
      <style:text-properties fo:language="en" fo:country="US" officeooo:rsid="003dc3b1"/>
    </style:style>
    <style:style style:name="T21" style:family="text">
      <style:text-properties fo:font-size="12pt" fo:language="en" fo:country="US" officeooo:rsid="003bb963" style:font-size-asian="12pt" style:font-size-complex="12pt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2d849f" style:font-style-asian="italic" style:font-weight-asian="bold" style:font-style-complex="italic" style:font-weight-complex="bold"/>
    </style:style>
    <style:style style:name="T24" style:family="text">
      <style:text-properties officeooo:rsid="001cff47"/>
    </style:style>
    <style:style style:name="T25" style:family="text">
      <style:text-properties officeooo:rsid="001d126c"/>
    </style:style>
    <style:style style:name="T26" style:family="text">
      <style:text-properties officeooo:rsid="001f98c1"/>
    </style:style>
    <style:style style:name="T27" style:family="text">
      <style:text-properties officeooo:rsid="0020e1a4"/>
    </style:style>
    <style:style style:name="T28" style:family="text">
      <style:text-properties fo:font-size="9pt" fo:language="en" fo:country="US" officeooo:rsid="0020e1a4" style:font-size-asian="9pt" style:font-size-complex="9pt"/>
    </style:style>
    <style:style style:name="T29" style:family="text">
      <style:text-properties fo:font-size="9pt" fo:language="en" fo:country="US" officeooo:rsid="003da210" style:font-size-asian="9pt" style:font-size-complex="9pt"/>
    </style:style>
    <style:style style:name="T30" style:family="text">
      <style:text-properties officeooo:rsid="0024cd52"/>
    </style:style>
    <style:style style:name="T31" style:family="text">
      <style:text-properties fo:language="cs" fo:country="CZ" officeooo:rsid="0024cd52"/>
    </style:style>
    <style:style style:name="T32" style:family="text">
      <style:text-properties fo:language="cs" fo:country="CZ" officeooo:rsid="00269971"/>
    </style:style>
    <style:style style:name="T33" style:family="text">
      <style:text-properties fo:language="cs" fo:country="CZ" officeooo:rsid="002edb1a"/>
    </style:style>
    <style:style style:name="T34" style:family="text">
      <style:text-properties fo:language="cs" fo:country="CZ" officeooo:rsid="003556c8"/>
    </style:style>
    <style:style style:name="T35" style:family="text">
      <style:text-properties officeooo:rsid="002b6bf1"/>
    </style:style>
    <style:style style:name="T36" style:family="text">
      <style:text-properties officeooo:rsid="002c59c6"/>
    </style:style>
    <style:style style:name="T37" style:family="text">
      <style:text-properties fo:font-size="10pt" fo:language="en" fo:country="US" style:font-size-asian="10pt" style:font-size-complex="10pt"/>
    </style:style>
    <style:style style:name="T38" style:family="text">
      <style:text-properties fo:font-size="10pt" fo:language="en" fo:country="US" officeooo:rsid="001cff47" style:font-size-asian="10pt" style:font-size-complex="10pt"/>
    </style:style>
    <style:style style:name="T39" style:family="text">
      <style:text-properties fo:font-size="10pt" fo:language="en" fo:country="US" officeooo:rsid="001d126c" style:font-size-asian="10pt" style:font-size-complex="10pt"/>
    </style:style>
    <style:style style:name="T40" style:family="text">
      <style:text-properties fo:font-size="10pt" fo:font-style="italic" style:font-size-asian="10pt" style:font-style-asian="italic" style:font-size-complex="10pt" style:font-style-complex="italic"/>
    </style:style>
    <style:style style:name="T41" style:family="text">
      <style:text-properties fo:font-size="10pt" style:font-size-asian="10pt" style:font-size-complex="10pt"/>
    </style:style>
    <style:style style:name="T42" style:family="text">
      <style:text-properties officeooo:rsid="002edb1a"/>
    </style:style>
    <style:style style:name="T43" style:family="text">
      <style:text-properties officeooo:rsid="0034d44a"/>
    </style:style>
    <style:style style:name="T44" style:family="text">
      <style:text-properties officeooo:rsid="003556c8"/>
    </style:style>
    <style:style style:name="T45" style:family="text">
      <style:text-properties officeooo:rsid="003610be"/>
    </style:style>
    <style:style style:name="T46" style:family="text">
      <style:text-properties officeooo:rsid="003bb963"/>
    </style:style>
    <style:style style:name="T47" style:family="text">
      <style:text-properties officeooo:rsid="003edb5a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span text:style-name="T47">Turris Omnia - d</text:span>escription of I2C communication between MCU (STM32) and CPU (Marvell)</text:p>
      <text:p text:style-name="P18"/>
      <text:h text:style-name="Heading_20_3" text:outline-level="3"><text:span text:style-name="T1">A</text:span><text:span text:style-name="T2">d</text:span><text:span text:style-name="T1">dre</text:span><text:span text:style-name="T2">s</text:span><text:span text:style-name="T1">s, </text:span><text:span text:style-name="T2">timing</text:span></text:h>
      <text:list xml:id="list6876674905639084133" text:style-name="L1">
        <text:list-item>
          <text:p text:style-name="P59"><text:span text:style-name="T5">c</text:span>urrent I2C address of MCU</text:p>
          <text:list>
            <text:list-item>
              <text:p text:style-name="P60">0x<text:span text:style-name="T24">2A</text:span></text:p>
            </text:list-item>
          </text:list>
        </text:list-item>
        <text:list-item>
          <text:p text:style-name="P60">I2C <text:span text:style-name="T4">timing</text:span> / <text:span text:style-name="T4">speed</text:span> </text:p>
          <text:list>
            <text:list-item>
              <text:p text:style-name="P60">100kHz </text:p>
            </text:list-item>
          </text:list>
        </text:list-item>
      </text:list>
      <text:p text:style-name="P18"/>
      <text:h text:style-name="P71" text:outline-level="3">Commands</text:h>
      <text:p text:style-name="P43"/>
      <text:p text:style-name="P45">enum i2c_commands {</text:p>
      <text:p text:style-name="P45"><text:s text:c="4"/>CMD_GET_STATUS_WORD <text:s text:c="16"/>= 0x01, /* slave sends status word back */</text:p>
      <text:p text:style-name="P45"><text:s text:c="4"/>CMD_GENERAL_CONTROL <text:s text:c="16"/>= 0x02,</text:p>
      <text:p text:style-name="P45"><text:s text:c="4"/>CMD_LED_MODE <text:s text:c="23"/>= 0x03, /* default/user */</text:p>
      <text:p text:style-name="P45"><text:s text:c="4"/>CMD_LED_STATE <text:s text:c="22"/>= 0x04, /* LED on/off */</text:p>
      <text:p text:style-name="P45"><text:s text:c="4"/>CMD_LED_COLOUR <text:s text:c="21"/>= 0x05, /* LED number + RED + GREEN + BLUE */</text:p>
      <text:p text:style-name="P45"><text:s text:c="4"/>CMD_USER_VOLTAGE <text:s text:c="19"/>= 0x06,</text:p>
      <text:p text:style-name="P45"><text:s text:c="4"/>CMD_SET_BRIGHTNESS <text:s text:c="17"/>= 0x07,</text:p>
      <text:p text:style-name="P45"><text:s text:c="4"/>CMD_GET_BRIGHTNESS <text:s text:c="17"/>= 0x08</text:p>
      <text:p text:style-name="P45">};</text:p>
      <text:p text:style-name="P19"/>
      <text:h text:style-name="P72" text:outline-level="3">Communication</text:h>
      <text:p text:style-name="P70"/>
      <text:p text:style-name="P50"><draw:frame draw:style-name="fr1" draw:name="Objekt1" text:anchor-type="paragraph" svg:width="6.9161in" svg:height="1.9972in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3" text:outline-level="3"><text:span text:style-name="T1">Dat</text:span><text:span text:style-name="T3">a types</text:span></text:h>
      <text:list xml:id="list7393339293777091849" text:style-name="L2">
        <text:list-item>
          <text:p text:style-name="P62">status_word</text:p>
        </text:list-item>
      </text:list>
      <text:p text:style-name="P44">/*</text:p>
      <text:p text:style-name="P44"><text:s/>* Bit meanings in status_word:</text:p>
      <text:p text:style-name="P44"><text:s/>* <text:s/>Bit Nr. | <text:s text:c="2"/>Meanings</text:p>
      <text:p text:style-name="P44"><text:s/>* -----------------</text:p>
      <text:p text:style-name="P44"><text:s/>* <text:s text:c="5"/>0 <text:s text:c="2"/>| <text:s text:c="2"/>SFP_DET <text:s text:c="8"/>: 1 - SFP detected, 0 - SFP not detected</text:p>
      <text:p text:style-name="P44"><text:s/>* <text:s text:c="5"/>1 <text:s text:c="2"/>| <text:s text:c="2"/>SFP_LOS <text:s text:c="8"/>: 1 - SFP receiver lost signal, 0 - no lost</text:p>
      <text:p text:style-name="P44"><text:s/>* <text:s text:c="5"/>2 <text:s text:c="2"/>| <text:s text:c="2"/>SFP_FLT <text:s text:c="8"/>: 1 - SFP trasmitter fault, 0 - no TX fault</text:p>
      <text:p text:style-name="P44"><text:s/>* <text:s text:c="5"/>3 <text:s text:c="2"/>| <text:s text:c="2"/>SFP_DIS <text:s text:c="8"/>: 1 - SFP TX disabled; 0 - SFP TX enabled</text:p>
      <text:p text:style-name="P44"><text:s/>* <text:s text:c="5"/>4 <text:s text:c="2"/>| <text:s text:c="2"/>CARD_DET <text:s text:c="7"/>: 1 - mSATA/PCIe card detected, 0 - no card</text:p>
      <text:p text:style-name="P44"><text:s/>* <text:s text:c="5"/>5 <text:s text:c="2"/>| <text:s text:c="2"/>mSATA_IND <text:s text:c="6"/>: 1 - mSATA card inserted, 0 - PCIe card inserted</text:p>
      <text:p text:style-name="P44"><text:soft-page-break/><text:s/>* <text:s text:c="5"/>6 <text:s text:c="2"/>| <text:s text:c="2"/>USB30_OVC <text:s text:c="6"/>: 1 - USB3-port0 overcurrent, 0 - no overcurrent</text:p>
      <text:p text:style-name="P44"><text:s/>* <text:s text:c="5"/>7 <text:s text:c="2"/>| <text:s text:c="2"/>USB31_OVC <text:s text:c="6"/>: 1 - USB3-port1 overcurrent, 0 - no overcurrent</text:p>
      <text:p text:style-name="P44"><text:s/>* <text:s text:c="5"/>8 <text:s text:c="2"/>| <text:s text:c="2"/>USB30_PWRON <text:s text:c="4"/>: 1 - USB3-port0 power ON, 0 - USB-port0 power off</text:p>
      <text:p text:style-name="P44"><text:s/>* <text:s text:c="5"/>9 <text:s text:c="2"/>| <text:s text:c="2"/>USB31_PWRON <text:s text:c="4"/>: 1 - USB3-port1 power ON, 0 - USB-port1 power off</text:p>
      <text:p text:style-name="P44"><text:s/>* <text:s text:c="4"/>10 <text:s text:c="2"/>| <text:s text:c="2"/>ENABLE_4V5 <text:s text:c="5"/>: 1 - 4.5V power is enabled, 0 - 4.5V power is disabled</text:p>
      <text:p text:style-name="P44"><text:s/>* <text:s text:c="4"/>11 <text:s text:c="2"/>| <text:s text:c="2"/>BUTTON_MODE <text:s text:c="4"/>: 1 - user mode, 0 - default mode (brightness settings)</text:p>
      <text:p text:style-name="P44"><text:s/>* <text:s text:c="4"/>12 <text:s text:c="2"/>| <text:s text:c="2"/>BUTTON_PRESSED <text:s/>: 1 - button pressed in user mode, 0 - button not pressed</text:p>
      <text:p text:style-name="P44"><text:s/>* 13..15 <text:s text:c="2"/>| <text:s text:c="2"/>BUTTON_COUNT <text:s text:c="3"/>: number of pressing of the button (max. 7) - valid in user mode</text:p>
      <text:p text:style-name="P44">*/</text:p>
      <text:p text:style-name="P22"/>
      <text:p text:style-name="P22"/>
      <text:p text:style-name="P23"><text:tab/>Example of reading status word from Linux:</text:p>
      <text:p text:style-name="P23"/>
      <text:p text:style-name="P23"><text:tab/>„i2cget <text:span text:style-name="T36">1</text:span> 0x2<text:span text:style-name="T25">A</text:span> 1 w“</text:p>
      <text:p text:style-name="P23"/>
      <text:p text:style-name="P5"><text:tab/>Meanings:</text:p>
      <text:p text:style-name="P5"><text:span text:style-name="T36"><text:tab/>1</text:span> – i2cbus number</text:p>
      <text:p text:style-name="P5"><text:tab/>0x2A – I2C address of the slave</text:p>
      <text:p text:style-name="P5"><text:tab/>1 – „address of register“ = command</text:p>
      <text:p text:style-name="P5"><text:tab/>w – word data type</text:p>
      <text:p text:style-name="P23"/>
      <text:list xml:id="list8443585802636681487" text:style-name="L3">
        <text:list-item>
          <text:p text:style-name="P63">control_byte</text:p>
        </text:list-item>
      </text:list>
      <text:p text:style-name="P22"/>
      <text:p text:style-name="P41">/*</text:p>
      <text:p text:style-name="P41"><text:s/>* Bit meanings in control_byte:</text:p>
      <text:p text:style-name="P41"><text:s/>* <text:s/>Bit Nr. | <text:s text:c="2"/>Meanings</text:p>
      <text:p text:style-name="P41"><text:s/>* -----------------</text:p>
      <text:p text:style-name="P41"><text:s/>* <text:s text:c="5"/>0 <text:s text:c="2"/>| <text:s text:c="2"/>LIGHT_RST <text:s text:c="2"/>: 1 - do light reset, 0 - no reset</text:p>
      <text:p text:style-name="P41"><text:s/>* <text:s text:c="5"/>1 <text:s text:c="2"/>| <text:s text:c="2"/>HARD_RST <text:s text:c="3"/>: 1 - do hard reset, 0 - no reset</text:p>
      <text:p text:style-name="P41"><text:s/>* <text:s text:c="5"/>2 <text:s text:c="2"/>| <text:s text:c="2"/>FACTORY_RST : 1 - do factory reset, 0 - no reset</text:p>
      <text:p text:style-name="P41"><text:s/>* <text:s text:c="5"/>3 <text:s text:c="2"/>| <text:s text:c="2"/>SFP_DIS <text:s text:c="4"/>: 1 - SFP TX disabled; 0 - SFP TX enabled</text:p>
      <text:p text:style-name="P41"><text:s/>* <text:s text:c="5"/>4 <text:s text:c="2"/>| <text:s text:c="2"/>USB30_PWRON : 1 - USB3-port0 power ON, 0 - USB-port0 power off</text:p>
      <text:p text:style-name="P41"><text:s/>* <text:s text:c="5"/>5 <text:s text:c="2"/>| <text:s text:c="2"/>USB31_PWRON : 1 - USB3-port1 power ON, 0 - USB-port1 power off</text:p>
      <text:p text:style-name="P41"><text:s/>* <text:s text:c="5"/>6 <text:s text:c="2"/>| <text:s text:c="2"/>ENABLE_4V5 <text:s/>: 1 - 4.5V power supply ON, 0 - 4.5V power supply OFF</text:p>
      <text:p text:style-name="P42"><text:s/>* <text:s text:c="5"/>7 <text:s text:c="2"/>| <text:s text:c="2"/><text:span text:style-name="T35">BUTTON_MODE : 1 - user mode, 0 - default mode (brightness settings)</text:span></text:p>
      <text:p text:style-name="P41">*/</text:p>
      <text:p text:style-name="P29"/>
      <text:p text:style-name="P26"><text:span text:style-name="T6"><text:tab/>Example of setting </text:span><text:span text:style-name="T8">of control byte (perform light reset)</text:span><text:span text:style-name="T6">:</text:span></text:p>
      <text:p text:style-name="P26"/>
      <text:p text:style-name="P26"><text:span text:style-name="T6"><text:tab/>“i2cset </text:span><text:span text:style-name="T13">1</text:span><text:span text:style-name="T6"> 0x2A </text:span><text:span text:style-name="T8">2</text:span><text:span text:style-name="T6"> </text:span><text:span text:style-name="T8">1</text:span><text:span text:style-name="T6"> b”</text:span></text:p>
      <text:p text:style-name="P26"/>
      <text:p text:style-name="P6"><text:tab/>Meanings:</text:p>
      <text:p text:style-name="P6"><text:tab/><text:span text:style-name="T36">1</text:span> – i2cbus number</text:p>
      <text:p text:style-name="P6"><text:tab/>0x2A – I2C address of the slave</text:p>
      <text:p text:style-name="P6"><text:span text:style-name="T25"><text:tab/>2</text:span> – „address of register“ = command</text:p>
      <text:p text:style-name="P11"><text:tab/><text:span text:style-name="T26">1</text:span> – <text:span text:style-name="T26">do light reset</text:span></text:p>
      <text:p text:style-name="P24"><text:span text:style-name="T39"><text:tab/>b</text:span><text:span text:style-name="T37"> – </text:span><text:span text:style-name="T39">byte</text:span><text:span text:style-name="T37"> data type</text:span></text:p>
      <text:p text:style-name="P16"/>
      <text:p text:style-name="P40"/>
      <text:list xml:id="list8692530513133756624" text:style-name="L4">
        <text:list-item>
          <text:p text:style-name="P64"><text:span text:style-name="T22">led_mode_byte </text:span>– default or user led mode</text:p>
          <text:p text:style-name="P66">! Note: Order of the LEDs is reversed! LED0 is USER_LED2 and LED11 is POWER_LED</text:p>
        </text:list-item>
      </text:list>
      <text:p text:style-name="P48">/*</text:p>
      <text:p text:style-name="P48"><text:s/>* Bit meanings in led_mode_byte:</text:p>
      <text:p text:style-name="P48"><text:s/>* <text:s/>Bit Nr. | <text:s text:c="2"/>Meanings</text:p>
      <text:p text:style-name="P48"><text:s/>* -----------------</text:p>
      <text:p text:style-name="P48"><text:s/>* <text:s text:c="2"/>0..3 <text:s text:c="2"/>| <text:s text:c="2"/>LED number [0..11] (or in case setting of all LED at once -&gt; LED number = 12)</text:p>
      <text:p text:style-name="P48"><text:s/>* <text:s text:c="5"/>4 <text:s text:c="2"/>| <text:s text:c="2"/>LED mode <text:s text:c="3"/>: 1 - USER mode, 0 - default mode</text:p>
      <text:p text:style-name="P48"><text:s/>* <text:s text:c="2"/>5..7 <text:s text:c="2"/>| <text:s text:c="2"/>dont care</text:p>
      <text:p text:style-name="P48">*/</text:p>
      <text:p text:style-name="P27"><text:soft-page-break/><text:span text:style-name="T6"><text:tab/>Example of setting </text:span><text:span text:style-name="T8">of </text:span><text:span text:style-name="T9">LED mode</text:span><text:span text:style-name="T8"> (</text:span><text:span text:style-name="T9">user mode on LED1</text:span><text:span text:style-name="T19">0</text:span><text:span text:style-name="T9"> = </text:span><text:span text:style-name="T19">LAN1</text:span><text:span text:style-name="T8">)</text:span><text:span text:style-name="T6">:</text:span></text:p>
      <text:p text:style-name="P27"/>
      <text:p text:style-name="P27"><text:span text:style-name="T6"><text:tab/>“i2cset </text:span><text:span text:style-name="T13">1</text:span><text:span text:style-name="T6"> 0x2A </text:span><text:span text:style-name="T9">3</text:span><text:span text:style-name="T6"> </text:span><text:span text:style-name="T9">0x1</text:span><text:span text:style-name="T19">A</text:span><text:span text:style-name="T6"> b”</text:span></text:p>
      <text:p text:style-name="P37"/>
      <text:p text:style-name="P7"><text:tab/>Meanings:</text:p>
      <text:p text:style-name="P7"><text:tab/><text:span text:style-name="T36">1</text:span> – i2cbus number</text:p>
      <text:p text:style-name="P7"><text:tab/>0x2A – I2C address of the slave</text:p>
      <text:p text:style-name="P7"><text:span text:style-name="T25"><text:tab/>3</text:span> – „address of register“ = command</text:p>
      <text:p text:style-name="P12"><text:tab/><text:span text:style-name="T27">0x1A</text:span> – <text:span text:style-name="T27">LED1 set to user mode</text:span></text:p>
      <text:p text:style-name="P7"><text:span text:style-name="T7"><text:tab/>b</text:span><text:span text:style-name="T6"> – </text:span><text:span text:style-name="T7">byte</text:span><text:span text:style-name="T6"> data type</text:span></text:p>
      <text:p text:style-name="P39"/>
      <text:p text:style-name="P18"/>
      <text:list xml:id="list5987290353060712327" text:style-name="L5">
        <text:list-item>
          <text:p text:style-name="P65"><text:span text:style-name="T22">led_state_byte</text:span> – <text:span text:style-name="T5">LED can be set to OFF/ON state</text:span></text:p>
        </text:list-item>
      </text:list>
      <text:p text:style-name="P20"/>
      <text:p text:style-name="P47">/*</text:p>
      <text:p text:style-name="P47"><text:s/>* Bit meanings in led_state_byte:</text:p>
      <text:p text:style-name="P47"><text:s/>* <text:s/>Bit Nr. | <text:s text:c="2"/>Meanings</text:p>
      <text:p text:style-name="P47"><text:s/>* -----------------</text:p>
      <text:p text:style-name="P47"><text:s/>* <text:s text:c="2"/>0..3 <text:s text:c="2"/>| <text:s text:c="2"/>LED number [0..11] (or in case setting of all LED at once -&gt; LED number = 12)</text:p>
      <text:p text:style-name="P47"><text:s/>* <text:s text:c="5"/>4 <text:s text:c="2"/>| <text:s text:c="2"/>LED mode <text:s text:c="3"/>: 1 - LED ON, 0 - LED OFF</text:p>
      <text:p text:style-name="P47"><text:s/>* <text:s text:c="2"/>5..7 <text:s text:c="2"/>| <text:s text:c="2"/>dont care</text:p>
      <text:p text:style-name="P47">*/</text:p>
      <text:p text:style-name="P30"><text:tab/></text:p>
      <text:p text:style-name="P27"><text:span text:style-name="T6"><text:tab/>Example of setting </text:span><text:span text:style-name="T8">of </text:span><text:span text:style-name="T9">LED state</text:span><text:span text:style-name="T8"> (</text:span><text:span text:style-name="T9">LED1</text:span><text:span text:style-name="T19">0</text:span><text:span text:style-name="T9"> set to ON</text:span><text:span text:style-name="T8">)</text:span><text:span text:style-name="T6">:</text:span></text:p>
      <text:p text:style-name="P27"><text:span text:style-name="T6"><text:tab/></text:span><text:span text:style-name="T28">Note: LED1</text:span><text:span text:style-name="T29">0</text:span><text:span text:style-name="T28"> was set to user mode in previous step.</text:span></text:p>
      <text:p text:style-name="P27"/>
      <text:p text:style-name="P27"><text:span text:style-name="T6"><text:tab/>“i2cset </text:span><text:span text:style-name="T13">1</text:span><text:span text:style-name="T6"> 0x2A </text:span><text:span text:style-name="T9">4</text:span><text:span text:style-name="T6"> </text:span><text:span text:style-name="T9">0x1</text:span><text:span text:style-name="T19">A</text:span><text:span text:style-name="T6"> b”</text:span></text:p>
      <text:p text:style-name="P27"/>
      <text:p text:style-name="P7"><text:tab/>Meanings:</text:p>
      <text:p text:style-name="P7"><text:tab/><text:span text:style-name="T36">1</text:span> – i2cbus number</text:p>
      <text:p text:style-name="P7"><text:tab/>0x2A – I2C address of the slave</text:p>
      <text:p text:style-name="P7"><text:span text:style-name="T25"><text:tab/>4</text:span> – „address of register“ = command</text:p>
      <text:p text:style-name="P12"><text:tab/><text:span text:style-name="T27">0x1A</text:span> – <text:span text:style-name="T27">LED1 set to ON</text:span></text:p>
      <text:p text:style-name="P7"><text:span text:style-name="T7"><text:tab/>b</text:span><text:span text:style-name="T6"> – </text:span><text:span text:style-name="T7">byte</text:span><text:span text:style-name="T6"> data type</text:span></text:p>
      <text:p text:style-name="P20"/>
      <text:p text:style-name="P20"/>
      <text:list xml:id="list8536999805222364100" text:style-name="L6">
        <text:list-item>
          <text:p text:style-name="P67"><text:span text:style-name="T22">led_colour</text:span> – set colour for LEDs </text:p>
        </text:list-item>
      </text:list>
      <text:p text:style-name="P21"/>
      <text:p text:style-name="P46">/*</text:p>
      <text:p text:style-name="P46"><text:s/>* Bit meanings in led_colour:</text:p>
      <text:p text:style-name="P46"><text:s/>* Byte Nr. | <text:s/>Bit Nr. | <text:s text:c="2"/>Meanings</text:p>
      <text:p text:style-name="P46"><text:s/>* -----------------</text:p>
      <text:p text:style-name="P46"><text:s/>* <text:s/>1.B <text:s text:c="4"/>| <text:s/>0..3 <text:s text:c="2"/>| <text:s text:c="2"/>LED number [0..11] (or in case setting of all LED at once-&gt;LED number=12)</text:p>
      <text:p text:style-name="P46"><text:s/>* <text:s/>1.B <text:s text:c="4"/>| <text:s/>4..7 <text:s text:c="2"/>| <text:s text:c="2"/>dont care</text:p>
      <text:p text:style-name="P46"><text:s/>* <text:s/>2.B <text:s text:c="4"/>| <text:s/>8..15 <text:s/>| <text:s text:c="2"/>red colour [0..255]</text:p>
      <text:p text:style-name="P46"><text:s/>* <text:s/>3.B <text:s text:c="4"/>| <text:s/>16..23 | <text:s text:c="2"/>green colour [0..255]</text:p>
      <text:p text:style-name="P46"><text:s/>* <text:s/>4.B <text:s text:c="4"/>| <text:s/>24..31 | <text:s text:c="2"/>blue colour [0..255]</text:p>
      <text:p text:style-name="P46">*/</text:p>
      <text:p text:style-name="P21"/>
      <text:p text:style-name="P28"><text:span text:style-name="T6"><text:tab/>Example of setting </text:span><text:span text:style-name="T8">of </text:span><text:span text:style-name="T9">LED</text:span><text:span text:style-name="T10">1</text:span><text:span text:style-name="T20">0</text:span><text:span text:style-name="T9"> </text:span><text:span text:style-name="T10">colour – </text:span><text:span text:style-name="T32">green</text:span><text:span text:style-name="T10"> colour = 0x</text:span><text:span text:style-name="T32">00</text:span><text:span text:style-name="T10">FF</text:span><text:span text:style-name="T32">00</text:span><text:span text:style-name="T6">:</text:span></text:p>
      <text:p text:style-name="P32"><text:tab/><text:tab/></text:p>
      <text:p text:style-name="P34"><text:tab/>“i2cset 1 0x2a 5 0x0A 0x00 0xFF 0x00 i”</text:p>
      <text:p text:style-name="P8"><text:tab/><text:tab/>Meanings:</text:p>
      <text:p text:style-name="P8"><text:tab/><text:tab/><text:span text:style-name="T36">1</text:span> – i2cbus number</text:p>
      <text:p text:style-name="P8"><text:tab/><text:tab/>0x2A – I2C address of the slave</text:p>
      <text:p text:style-name="P8"><text:span text:style-name="T25"><text:tab/><text:tab/>5</text:span> – „address of register“ = command</text:p>
      <text:p text:style-name="P8"><text:tab/><text:tab/><text:span text:style-name="T46">0x0A - LED10</text:span></text:p>
      <text:p text:style-name="P15"><text:tab/><text:tab/><text:span text:style-name="T27">0x00 0xFF 0 x00</text:span> – <text:span text:style-name="T27">red colour = 0x00, green = 0xFF, blue = 0x00</text:span></text:p>
      <text:p text:style-name="P15"><text:span text:style-name="T6"><text:tab/><text:tab/>i</text:span><text:span text:style-name="T17"> – </text:span><text:span text:style-name="T11">word</text:span><text:span text:style-name="T17"> data type</text:span></text:p>
      <text:p text:style-name="P4"><text:soft-page-break/><text:tab/></text:p>
      <text:list xml:id="list3845325839067388825" text:style-name="L7">
        <text:list-item>
          <text:p text:style-name="P68"><text:span text:style-name="T22">brightness_</text:span><text:span text:style-name="T23">byte</text:span> – brightness settings for LEDs</text:p>
          <text:list>
            <text:list-item>
              <text:p text:style-name="P68">value in <text:span text:style-name="T6">range 0..100 [%] </text:span></text:p>
            </text:list-item>
          </text:list>
        </text:list-item>
      </text:list>
      <text:p text:style-name="P21"/>
      <text:p text:style-name="P25"><text:span text:style-name="T6"><text:tab/></text:span><text:span text:style-name="T18">a) </text:span><text:span text:style-name="T6">Example of setting to </text:span><text:span text:style-name="T31">20</text:span><text:span text:style-name="T6">% brightness:</text:span></text:p>
      <text:p text:style-name="P25"/>
      <text:p text:style-name="P51"><text:span text:style-name="T6"><text:tab/>“i2cset </text:span><text:span text:style-name="T13">1</text:span><text:span text:style-name="T6"> 0x2A 7 </text:span><text:span text:style-name="T31">20</text:span><text:span text:style-name="T6"> b”</text:span></text:p>
      <text:p text:style-name="P52"/>
      <text:p text:style-name="P53"><text:tab/>Meanings:</text:p>
      <text:p text:style-name="P53"><text:tab/><text:span text:style-name="T36">1</text:span> – i2cbus number</text:p>
      <text:p text:style-name="P53"><text:tab/>0x2A – I2C address of the slave</text:p>
      <text:p text:style-name="P53"><text:span text:style-name="T25"><text:tab/>7</text:span> – „address of register“ = command</text:p>
      <text:p text:style-name="P55"><text:tab/><text:span text:style-name="T30">2</text:span>0 – brightness <text:span text:style-name="T12">[%]</text:span></text:p>
      <text:p text:style-name="P53"><text:span text:style-name="T7"><text:tab/>b</text:span><text:span text:style-name="T6"> – </text:span><text:span text:style-name="T7">byte</text:span><text:span text:style-name="T6"> data type</text:span></text:p>
      <text:p text:style-name="P53"/>
      <text:p text:style-name="P57"><text:span text:style-name="T6"><text:tab/></text:span><text:span text:style-name="T18">b) </text:span><text:span text:style-name="T21">Reading of brightness:</text:span></text:p>
      <text:p text:style-name="P58"><text:span text:style-name="T7">“i2c</text:span><text:span text:style-name="T18">get</text:span><text:span text:style-name="T7"> </text:span><text:span text:style-name="T13">1</text:span><text:span text:style-name="T7"> 0x2A </text:span><text:span text:style-name="T18">8</text:span><text:span text:style-name="T7"> b”</text:span></text:p>
      <text:p text:style-name="P54"><text:tab/></text:p>
      <text:p text:style-name="P54"><text:tab/>Meanings:</text:p>
      <text:p text:style-name="P54"><text:tab/><text:span text:style-name="T36">1</text:span> – i2cbus number</text:p>
      <text:p text:style-name="P54"><text:tab/>0x2A – I2C address of the slave</text:p>
      <text:p text:style-name="P54"><text:span text:style-name="T25"><text:tab/>8</text:span> – „address of register“ = command</text:p>
      <text:p text:style-name="P56"><text:tab/>b – byte data type</text:p>
      <text:p text:style-name="P21"/>
      <text:p text:style-name="P21"/>
      <text:list xml:id="list5777595194570966517" text:style-name="L8">
        <text:list-item>
          <text:p text:style-name="P69"><text:span text:style-name="T22">user_voltage_byte</text:span> – voltage setup on user r<text:span text:style-name="T45">e</text:span>gulator</text:p>
        </text:list-item>
      </text:list>
      <text:p text:style-name="P38"><text:tab/><text:span text:style-name="T40">enum voltage_values {</text:span></text:p>
      <text:p text:style-name="P17"><text:s text:c="4"/><text:tab/><text:tab/>VOLTAGE_33 = 1,</text:p>
      <text:p text:style-name="P17"><text:s text:c="3"/><text:tab/><text:tab/>VOLTAGE_36 = 2,</text:p>
      <text:p text:style-name="P17"><text:s text:c="4"/><text:tab/><text:tab/>VOLTAGE_45 = 3,</text:p>
      <text:p text:style-name="P17"><text:s text:c="4"/><text:tab/><text:tab/>VOLTAGE_51 = 4,</text:p>
      <text:p text:style-name="P17"><text:tab/>};</text:p>
      <text:p text:style-name="P35"><text:tab/></text:p>
      <text:p text:style-name="P35"><text:tab/>Example of setting 3.3V on user regulator:</text:p>
      <text:p text:style-name="P35"><text:tab/></text:p>
      <text:p text:style-name="P36"><text:span text:style-name="T14"><text:tab/></text:span><text:span text:style-name="T16">1</text:span><text:span text:style-name="T14">.step: enable regulator (using </text:span><text:span text:style-name="T15">control_byte</text:span><text:span text:style-name="T14">)</text:span></text:p>
      <text:p text:style-name="P36"><text:span text:style-name="T14"><text:tab/><text:tab/></text:span><text:span text:style-name="T7">“i2cset </text:span><text:span text:style-name="T13">1</text:span><text:span text:style-name="T7"> 0x2A </text:span><text:span text:style-name="T8">2</text:span><text:span text:style-name="T7"> </text:span><text:span text:style-name="T14">0x40</text:span><text:span text:style-name="T7"> b”</text:span></text:p>
      <text:p text:style-name="P36"/>
      <text:p text:style-name="P36"><text:span text:style-name="T7"><text:tab/><text:tab/></text:span><text:span text:style-name="T38">Meanings:</text:span></text:p>
      <text:p text:style-name="P10"><text:tab/><text:tab/><text:span text:style-name="T36">1</text:span> – i2cbus number</text:p>
      <text:p text:style-name="P10"><text:tab/><text:tab/>0x2A – I2C address of the slave</text:p>
      <text:p text:style-name="P10"><text:span text:style-name="T25"><text:tab/><text:tab/>2</text:span> – „address of register“ = command</text:p>
      <text:p text:style-name="P14"><text:tab/><text:tab/><text:span text:style-name="T42">0x40</text:span> – <text:span text:style-name="T33">enable regulator</text:span></text:p>
      <text:p text:style-name="P3"><text:tab/><text:tab/>b – byte data type</text:p>
      <text:p text:style-name="P3"/>
      <text:p text:style-name="P35"><text:tab/><text:span text:style-name="T43">2.step: set desired voltage</text:span></text:p>
      <text:p text:style-name="P35"><text:tab/><text:tab/><text:span text:style-name="T7">“i2cset </text:span><text:span text:style-name="T13">1</text:span><text:span text:style-name="T7"> 0x2A </text:span><text:span text:style-name="T18">6</text:span><text:span text:style-name="T7"> </text:span><text:span text:style-name="T34">1</text:span><text:span text:style-name="T7"> b”</text:span></text:p>
      <text:p text:style-name="P35"/>
      <text:p text:style-name="P2"><text:tab/><text:tab/>Meanings:</text:p>
      <text:p text:style-name="P9"><text:tab/><text:tab/><text:span text:style-name="T36">1</text:span> – i2cbus number</text:p>
      <text:p text:style-name="P9"><text:tab/><text:tab/>0x2A – I2C address of the slave</text:p>
      <text:p text:style-name="P9"><text:span text:style-name="T25"><text:tab/><text:tab/>8</text:span> – „address of register“ = command</text:p>
      <text:p text:style-name="P13"><text:tab/><text:tab/><text:span text:style-name="T44">1</text:span> – <text:span text:style-name="T34">enum value for 3.3V</text:span></text:p>
      <text:p text:style-name="P31"><text:span text:style-name="T41"><text:tab/><text:tab/>b – byte data type</text:span><text:tab/></text:p>
      <text:p text:style-name="P33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2:19:01.894000000</meta:creation-date>
    <dc:date>2016-01-21T15:56:17.536959848</dc:date>
    <meta:editing-duration>PT11H48M6S</meta:editing-duration>
    <meta:editing-cycles>45</meta:editing-cycles>
    <meta:generator>LibreOffice/4.2.8.2$Linux_X86_64 LibreOffice_project/420m0$Build-2</meta:generator>
    <dc:creator>Jirka </dc:creator>
    <meta:document-statistic meta:table-count="0" meta:image-count="0" meta:object-count="1" meta:page-count="4" meta:paragraph-count="173" meta:word-count="1057" meta:character-count="5912" meta:non-whitespace-character-count="423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73cm"/>
    </style:style>
    <style:style style:name="co2" style:family="table-column">
      <style:table-column-properties fo:break-before="auto" style:column-width="3.373cm"/>
    </style:style>
    <style:style style:name="co3" style:family="table-column">
      <style:table-column-properties fo:break-before="auto" style:column-width="3.179cm"/>
    </style:style>
    <style:style style:name="co4" style:family="table-column">
      <style:table-column-properties fo:break-before="auto" style:column-width="3.427cm"/>
    </style:style>
    <style:style style:name="co5" style:family="table-column">
      <style:table-column-properties fo:break-before="auto" style:column-width="2.875cm"/>
    </style:style>
    <style:style style:name="co6" style:family="table-column">
      <style:table-column-properties fo:break-before="auto" style:column-width="3.1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position="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position="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74pt solid #000000" fo:border-left="none" fo:border-right="0.74pt solid #000000" fo:border-top="0.74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74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order-bottom="0.74pt solid #000000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Lis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row table:style-name="ro1">
          <table:table-cell table:style-name="Default" table:number-columns-repeated="6"/>
        </table:table-row>
        <table:table-row table:style-name="ro2">
          <table:table-cell table:style-name="ce8" office:value-type="string" calcext:value-type="string" table:number-columns-spanned="3" table:number-rows-spanned="1">
            <text:p>Master request (CPU)</text:p>
          </table:table-cell>
          <table:covered-table-cell table:number-columns-repeated="2" table:style-name="ce12"/>
          <table:table-cell table:style-name="ce13"/>
          <table:table-cell table:style-name="ce14" office:value-type="string" calcext:value-type="string" table:number-columns-spanned="2" table:number-rows-spanned="1">
            <text:p>Slave response (MCU)</text:p>
          </table:table-cell>
          <table:covered-table-cell table:style-name="ce14"/>
        </table:table-row>
        <table:table-row table:style-name="ro3">
          <table:table-cell table:style-name="ce9" office:value-type="string" calcext:value-type="string">
            <text:p>basic command</text:p>
          </table:table-cell>
          <table:table-cell table:style-name="ce9" office:value-type="string" calcext:value-type="string">
            <text:p>data type</text:p>
          </table:table-cell>
          <table:table-cell table:style-name="ce9" office:value-type="string" calcext:value-type="string">
            <text:p>data lenght [B]</text:p>
          </table:table-cell>
          <table:table-cell table:style-name="ce9" office:value-type="string" calcext:value-type="string">
            <text:p>frame lenght [B]</text:p>
          </table:table-cell>
          <table:table-cell table:style-name="ce9" office:value-type="string" calcext:value-type="string">
            <text:p>data type</text:p>
          </table:table-cell>
          <table:table-cell table:style-name="ce9" office:value-type="string" calcext:value-type="string">
            <text:p>data lenght [B]</text:p>
          </table:table-cell>
        </table:table-row>
        <table:table-row table:style-name="ro1">
          <table:table-cell office:value-type="string" calcext:value-type="string">
            <text:p>CMD_GET_STATUS_WORD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tus_wo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MD_GENERAL_CONTROL</text:p>
          </table:table-cell>
          <table:table-cell office:value-type="string" calcext:value-type="string">
            <text:p>control_by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MD_LED_MODE</text:p>
          </table:table-cell>
          <table:table-cell office:value-type="string" calcext:value-type="string">
            <text:p>led_mode_by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MD_LED_STATE</text:p>
          </table:table-cell>
          <table:table-cell office:value-type="string" calcext:value-type="string">
            <text:p>led_state_by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MD_LED_COLOUR</text:p>
          </table:table-cell>
          <table:table-cell office:value-type="string" calcext:value-type="string">
            <text:p>led_colou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style-name="ce11" office:value-type="string" calcext:value-type="string">
            <text:p>CMD_USER_VOLTAGE</text:p>
          </table:table-cell>
          <table:table-cell table:style-name="ce11" office:value-type="string" calcext:value-type="string">
            <text:p>user_voltage_byt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style-name="ce11" office:value-type="string" calcext:value-type="string">
            <text:p>CMD_SET_BRIGHTNESS</text:p>
          </table:table-cell>
          <table:table-cell table:style-name="ce11" office:value-type="string" calcext:value-type="string">
            <text:p>brightness_byt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string" calcext:value-type="string">
            <text:p>-</text:p>
          </table:table-cell>
        </table:table-row>
        <table:table-row table:style-name="ro1">
          <table:table-cell table:style-name="ce11" office:value-type="string" calcext:value-type="string">
            <text:p>CMD_GET_BRIGHTNESS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 office:value-type="string" calcext:value-type="string">
            <text:p>brightness_byte</text:p>
          </table:table-cell>
          <table:table-cell table:style-name="ce11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.00.0000</text:date>, <text:time style:data-style-name="N2" text:time-value="14:15:56.875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